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tBibleVer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te (MM/DD/YEAR)</text:p>
          </table:table-cell>
          <table:table-cell office:value-type="string" table:style-name="ce1">
            <text:p>AudioFile (YYMMDD)</text:p>
          </table:table-cell>
          <table:table-cell office:value-type="string" table:style-name="ce1">
            <text:p>AudioRefNumber</text:p>
          </table:table-cell>
          <table:table-cell office:value-type="string" table:style-name="ce1">
            <text:p>Bible-Verses</text:p>
          </table:table-cell>
          <table:table-cell office:value-type="string" table:style-name="ce1">
            <text:p>Keywor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earch_name</text:p>
          </table:table-cell>
          <table:table-cell office:value-type="string" table:style-name="ce1">
            <text:p>search_text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text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5-10-30T00:00:00" table:style-name="ce2">
            <text:p>10/30/2015</text:p>
          </table:table-cell>
          <table:table-cell office:value-type="string" table:style-name="ce3">
            <text:p><text:a xlink:href="http://cob.cdcs.selu.edu/kwik-mind/Joshua1-8/audio/151031.mp3">http://cob.cdcs.selu.edu/kwik-mind/Joshua1-8/audio/151031.mp3</text:a></text:p>
          </table:table-cell>
          <table:table-cell office:value-type="float" office:value="74" table:style-name="ce1">
            <text:p>74</text:p>
          </table:table-cell>
          <table:table-cell office:value-type="string" table:style-name="ce3">
            <text:p><text:a xlink:href="http://cob.cdcs.selu.edu/kwik-mind/Joshua1-8/audio/151031.htm">http://cob.cdcs.selu.edu/kwik-mind/Joshua1-8/audio/151031.htm</text:a>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5-11-07T00:00:00" table:style-name="ce2">
            <text:p>11/7/2015</text:p>
          </table:table-cell>
          <table:table-cell office:value-type="string" table:style-name="ce3">
            <text:p><text:a xlink:href="http://cob.cdcs.selu.edu/kwik-mind/Joshua1-8/audio/151107.mp3">http://cob.cdcs.selu.edu/kwik-mind/Joshua1-8/audio/151107.mp3</text:a></text:p>
          </table:table-cell>
          <table:table-cell office:value-type="float" office:value="76" table:style-name="ce1">
            <text:p>76</text:p>
          </table:table-cell>
          <table:table-cell office:value-type="string" table:style-name="ce3">
            <text:p><text:a xlink:href="http://cob.cdcs.selu.edu/kwik-mind/Joshua1-8/audio/151107.htm">http://cob.cdcs.selu.edu/kwik-mind/Joshua1-8/audio/151107.htm</text:a></text:p>
          </table:table-cell>
          <table:table-cell table:number-columns-repeated="16379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SELU</meta:initial-creator>
    <dc:creator>UserSELU</dc:creator>
    <dc:date>2015-11-09T22:10:36Z</dc:date>
  </office:meta>
</office:document-meta>
</file>